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4" calcext:value-type="float">
            <text:p>4</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7" calcext:value-type="float">
            <text:p>327</text:p>
          </table:table-cell>
          <table:table-cell table:formula="of:=SUM([.D13:.I13])" office:value-type="float" office:value="106" calcext:value-type="float">
            <text:p>10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4" calcext:value-type="float">
            <text:p>24</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03" calcext:value-type="float">
            <text:p>503</text:p>
          </table:table-cell>
          <table:table-cell table:formula="of:=SUM([.D14:.I14])" office:value-type="float" office:value="244" calcext:value-type="float">
            <text:p>24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333333333333333" calcext:value-type="float">
            <text:p>0.3333333333333</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541666666667" calcext:value-type="float">
            <text:p>182.541666666667</text:p>
          </table:table-cell>
          <table:table-cell table:formula="of:=SUM([.D17:.I17])" office:value-type="float" office:value="9.54166666666667" calcext:value-type="float">
            <text:p>9.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2" calcext:value-type="float">
            <text:p>2</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958333333333" calcext:value-type="float">
            <text:p>223.958333333333</text:p>
          </table:table-cell>
          <table:table-cell table:formula="of:=SUM([.D18:.I18])" office:value-type="float" office:value="22.9583333333333" calcext:value-type="float">
            <text:p>22.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22:16:38.780279072</dc:date>
    <meta:creation-date>2016-09-05T22:47:24Z</meta:creation-date>
    <meta:editing-cycles>1633</meta:editing-cycles>
    <meta:editing-duration>P34DT1H28M38S</meta:editing-duration>
    <meta:generator>LibreOffice/5.2.7.2$Linux_X86_64 LibreOffice_project/20m0$Build-2</meta:generator>
    <meta:document-statistic meta:table-count="4" meta:cell-count="4394" meta:object-count="0"/>
  </office:meta>
</office:document-meta>
</file>